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/>
    </style:style>
    <style:style style:name="P3" style:family="paragraph" style:parent-style-name="Preformatted_20_Text">
      <style:text-properties fo:font-style="normal" fo:font-weight="bold" style:font-style-asian="normal" style:font-style-complex="normal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Preformatted_20_Text" style:list-style-name="L2"/>
    <style:style style:name="T1" style:family="text">
      <style:text-properties fo:color="#cc0000"/>
    </style:style>
    <style:style style:name="T2" style:family="text">
      <style:text-properties fo:font-style="italic"/>
    </style:style>
    <style:style style:name="T3" style:family="text">
      <style:text-properties fo:color="#888a85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pping de transformation automatique de structures en PHP configurable par un fichier "Human-editable".</text:p>
      <text:p text:style-name="Standard"/>
      <text:p text:style-name="Standard">Spécifier l'identification précise d'un valeur dans une structure via une chaîne de caractère.</text:p>
      <text:p text:style-name="Standard">Spécifier un format de mapping valeur source -&gt; emplacement destination, incluant la possibilité d'introduire un callback de traitement de la valeur source avant affectation à sa destination.</text:p>
      <text:p text:style-name="Standard"/>
      <text:list xml:id="list33401016" text:style-name="L1">
        <text:list-item>
          <text:p text:style-name="P6">Développer la parsing de ces formats.</text:p>
        </text:list-item>
        <text:list-item>
          <text:p text:style-name="P6">Développer la création dynamique des structures de destination.</text:p>
        </text:list-item>
        <text:list-item>
          <text:p text:style-name="P6">Développer la consommation des callbacks.</text:p>
        </text:list-item>
        <text:list-item>
          <text:p text:style-name="P6">Intégrer.</text:p>
        </text:list-item>
      </text:list>
      <text:p text:style-name="Standard"/>
      <text:p text:style-name="Standard">Problème -&gt; les tableaux !!</text:p>
      <text:p text:style-name="Standard"/>
      <text:h text:style-name="Heading_20_1" text:outline-level="1">Etude : </text:h>
      <text:p text:style-name="Standard"/>
      <text:p text:style-name="Standard">cf. JSON (<text:a xlink:type="simple" xlink:href="http://www.json.org/">http://www.json.org</text:a>)</text:p>
      <text:p text:style-name="Standard"/>
      <text:h text:style-name="Heading_20_2" text:outline-level="2">En entrée :</text:h>
      <text:p text:style-name="Standard"/>
      <text:h text:style-name="Heading_20_3" text:outline-level="3">Formats :</text:h>
      <text:list xml:id="list33386118" text:style-name="L2">
        <text:list-item>
          <text:p text:style-name="P10"><text:span text:style-name="php">php</text:span></text:p>
        </text:list-item>
        <text:list-item>
          <text:p text:style-name="P7"><text:span text:style-name="json">json</text:span></text:p>
        </text:list-item>
        <text:list-item>
          <text:p text:style-name="P8"><text:span text:style-name="format">format</text:span></text:p>
        </text:list-item>
      </text:list>
      <text:p text:style-name="Standard"/>
      <text:p text:style-name="Standard">Constantes</text:p>
      <text:p text:style-name="Standard"/>
      <text:p text:style-name="Standard"><text:span text:style-name="format">\&lt;anyValue&gt;</text:span> renvoie &lt;anyValue&gt; (constantes)</text:p>
      <text:p text:style-name="Standard"/>
      <text:p text:style-name="Standard">Scalaires</text:p>
      <text:p text:style-name="Standard"/>
      <text:p text:style-name="Preformatted_20_Text"><text:span text:style-name="php">string </text:span><text:span text:style-name="php"><text:span text:style-name="T1">'value'</text:span></text:span><text:span text:style-name="php"> </text:span><text:span text:style-name="php"><text:span text:style-name="T2">(length=5)</text:span></text:span></text:p>
      <text:p text:style-name="P2"/>
      <text:p text:style-name="Standard"><text:span text:style-name="format">/</text:span> renvoie <text:span text:style-name="json">"value"</text:span></text:p>
      <text:p text:style-name="Standard"><text:span text:style-name="format">.</text:span><text:span text:style-name="T7"> renvoie </text:span><text:span text:style-name="json"><text:span text:style-name="T8">"value"</text:span></text:span></text:p>
      <text:p text:style-name="Standard"><text:span text:style-name="format">&lt;emptyString&gt;</text:span><text:span text:style-name="T7"> renvoie </text:span><text:span text:style-name="json"><text:span text:style-name="T8">"value"</text:span></text:span></text:p>
      <text:p text:style-name="Standard"><text:span text:style-name="json"/></text:p>
      <text:p text:style-name="Standard">Tableaux/Arrays</text:p>
      <text:p text:style-name="P2"/>
      <text:p text:style-name="Preformatted_20_Text"><text:span text:style-name="php">array</text:span></text:p>
      <text:p text:style-name="Preformatted_20_Text"><text:span text:style-name="php"><text:s text:c="2"/>0 </text:span><text:span text:style-name="php"><text:span text:style-name="T3">=&gt;</text:span></text:span><text:span text:style-name="php"> string </text:span><text:span text:style-name="php"><text:span text:style-name="T1">'value1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1 </text:span><text:span text:style-name="php"><text:span text:style-name="T3">=&gt;</text:span></text:span><text:span text:style-name="php"> string </text:span><text:span text:style-name="php"><text:span text:style-name="T1">'value2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2 </text:span><text:span text:style-name="php"><text:span text:style-name="T3">=&gt;</text:span></text:span><text:span text:style-name="php"> string </text:span><text:span text:style-name="php"><text:span text:style-name="T1">'value3'</text:span></text:span><text:span text:style-name="php"> </text:span><text:span text:style-name="php"><text:span text:style-name="T2">(length=6)</text:span></text:span></text:p>
      <text:p text:style-name="P2"/>
      <text:p text:style-name="P1"><text:span text:style-name="format">/</text:span> renvoie <text:span text:style-name="json">["value1", "value2", "value3"]</text:span></text:p>
      <text:p text:style-name="P1"/>
      <text:p text:style-name="P1"><text:span text:style-name="format">/0</text:span> renvoie <text:span text:style-name="json">"value1"</text:span></text:p>
      <text:p text:style-name="P1"><text:span text:style-name="format">/1</text:span> renvoie <text:span text:style-name="json">"value2"</text:span></text:p>
      <text:p text:style-name="P1"><text:soft-page-break/><text:span text:style-name="format">/2</text:span> renvoie <text:span text:style-name="json">"value3"</text:span></text:p>
      <text:p text:style-name="P1"><text:span text:style-name="json"/></text:p>
      <text:p text:style-name="P1">ILLEGAL :</text:p>
      <text:p text:style-name="P1"><text:span text:style-name="format">/3 </text:span></text:p>
      <text:p text:style-name="P1"><text:span text:style-name="format">.0</text:span></text:p>
      <text:p text:style-name="P1"/>
      <text:p text:style-name="Preformatted_20_Text"><text:span text:style-name="php">array</text:span></text:p>
      <text:p text:style-name="Preformatted_20_Text"><text:span text:style-name="php"><text:s text:c="2"/>'key1' </text:span><text:span text:style-name="php"><text:span text:style-name="T3">=&gt;</text:span></text:span><text:span text:style-name="php"> string </text:span><text:span text:style-name="php"><text:span text:style-name="T1">'value1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'key2' </text:span><text:span text:style-name="php"><text:span text:style-name="T3">=&gt;</text:span></text:span><text:span text:style-name="php"> string </text:span><text:span text:style-name="php"><text:span text:style-name="T1">'value2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'key3' </text:span><text:span text:style-name="php"><text:span text:style-name="T3">=&gt;</text:span></text:span><text:span text:style-name="php"> string </text:span><text:span text:style-name="php"><text:span text:style-name="T1">'value3'</text:span></text:span><text:span text:style-name="php"> </text:span><text:span text:style-name="php"><text:span text:style-name="T2">(length=6)</text:span></text:span></text:p>
      <text:p text:style-name="P2"/>
      <text:p text:style-name="P1"><text:span text:style-name="format">/</text:span> renvoie <text:span text:style-name="json">{"key1" : "value1", "key2" : "value2", "key3" : "value3"}</text:span></text:p>
      <text:p text:style-name="P1"/>
      <text:p text:style-name="P1"><text:span text:style-name="format">/key1</text:span> renvoie <text:span text:style-name="json">"value1"</text:span></text:p>
      <text:p text:style-name="P1"><text:span text:style-name="format">/key2</text:span> renvoie <text:span text:style-name="json">"value2"</text:span></text:p>
      <text:p text:style-name="P1"><text:span text:style-name="format">/key3</text:span> renvoie <text:span text:style-name="json">"value3"</text:span></text:p>
      <text:p text:style-name="P1"><text:span text:style-name="json"/></text:p>
      <text:p text:style-name="P1">ILLEGAL :</text:p>
      <text:p text:style-name="P1"><text:span text:style-name="format">/unexisting</text:span></text:p>
      <text:p text:style-name="P1"><text:span text:style-name="format">/0</text:span></text:p>
      <text:p text:style-name="P1"><text:span text:style-name="format">.key1</text:span></text:p>
      <text:p text:style-name="P1"><text:span text:style-name="format"/></text:p>
      <text:p text:style-name="P1">Objets</text:p>
      <text:p text:style-name="P2"/>
      <text:p text:style-name="Preformatted_20_Text"><text:span text:style-name="php">object(</text:span><text:span text:style-name="php"><text:span text:style-name="T2">stdClass</text:span></text:span><text:span text:style-name="php">)[</text:span><text:span text:style-name="php"><text:span text:style-name="T2">1</text:span></text:span><text:span text:style-name="php">]</text:span></text:p>
      <text:p text:style-name="Preformatted_20_Text"><text:span text:style-name="php"><text:s text:c="2"/></text:span><text:span text:style-name="php"><text:span text:style-name="T2">public</text:span></text:span><text:span text:style-name="php"> 'key1' </text:span><text:span text:style-name="php"><text:span text:style-name="T3">=&gt;</text:span></text:span><text:span text:style-name="php"> string </text:span><text:span text:style-name="php"><text:span text:style-name="T1">'value1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</text:span><text:span text:style-name="php"><text:span text:style-name="T2">public</text:span></text:span><text:span text:style-name="php"> 'key2' </text:span><text:span text:style-name="php"><text:span text:style-name="T3">=&gt;</text:span></text:span><text:span text:style-name="php"> string </text:span><text:span text:style-name="php"><text:span text:style-name="T1">'value2'</text:span></text:span><text:span text:style-name="php"> </text:span><text:span text:style-name="php"><text:span text:style-name="T2">(length=6)</text:span></text:span></text:p>
      <text:p text:style-name="Preformatted_20_Text"><text:span text:style-name="php"><text:s text:c="2"/></text:span><text:span text:style-name="php"><text:span text:style-name="T2">public</text:span></text:span><text:span text:style-name="php"> 'key3' </text:span><text:span text:style-name="php"><text:span text:style-name="T3">=&gt;</text:span></text:span><text:span text:style-name="php"> string </text:span><text:span text:style-name="php"><text:span text:style-name="T1">'value3'</text:span></text:span><text:span text:style-name="php"> </text:span><text:span text:style-name="php"><text:span text:style-name="T2">(length=6)</text:span></text:span></text:p>
      <text:p text:style-name="Standard"/>
      <text:p text:style-name="P1"><text:span text:style-name="format">/</text:span> renvoie <text:span text:style-name="json">{"key1" : "value1", "key2" : "value2", "key3" : "value3"}</text:span></text:p>
      <text:p text:style-name="P1"/>
      <text:p text:style-name="P1"><text:span text:style-name="format">.key1</text:span> renvoie <text:span text:style-name="json">"value1"</text:span></text:p>
      <text:p text:style-name="P1"><text:span text:style-name="format">.key2</text:span> renvoie <text:span text:style-name="json">"value2"</text:span></text:p>
      <text:p text:style-name="P1"><text:span text:style-name="format">.key3</text:span> renvoie <text:span text:style-name="json">"value3"</text:span></text:p>
      <text:p text:style-name="P1"><text:span text:style-name="json"/></text:p>
      <text:p text:style-name="P1">ILLEGAL :</text:p>
      <text:p text:style-name="P1"><text:span text:style-name="format">.unexisting</text:span></text:p>
      <text:p text:style-name="P1"><text:span text:style-name="format">.0</text:span></text:p>
      <text:p text:style-name="Standard"><text:span text:style-name="format"><text:span text:style-name="T6">/key1</text:span></text:span></text:p>
      <text:h text:style-name="Heading_20_3" text:outline-level="3">Imbrications :</text:h>
      <text:p text:style-name="P1"/>
      <text:p text:style-name="P3"><text:span text:style-name="php">array</text:span></text:p>
      <text:p text:style-name="P5"><text:span text:style-name="php"><text:s text:c="2"/>0 </text:span><text:span text:style-name="php"><text:span text:style-name="T3">=&gt;</text:span></text:span><text:span text:style-name="php"> string </text:span><text:span text:style-name="php"><text:span text:style-name="T1">'value'</text:span></text:span><text:span text:style-name="php"> </text:span><text:span text:style-name="php"><text:span text:style-name="T2">(length=5)</text:span></text:span></text:p>
      <text:p text:style-name="P5"><text:span text:style-name="php"><text:s text:c="2"/>1 </text:span><text:span text:style-name="php"><text:span text:style-name="T3">=&gt;</text:span></text:span><text:span text:style-name="php"> </text:span></text:p>
      <text:p text:style-name="P5"><text:span text:style-name="php"><text:s text:c="4"/>array</text:span></text:p>
      <text:p text:style-name="P5"><text:span text:style-name="php"><text:s text:c="6"/>0 </text:span><text:span text:style-name="php"><text:span text:style-name="T3">=&gt;</text:span></text:span><text:span text:style-name="php"> string </text:span><text:span text:style-name="php"><text:span text:style-name="T1">'x1'</text:span></text:span><text:span text:style-name="php"> </text:span><text:span text:style-name="php"><text:span text:style-name="T2">(length=2)</text:span></text:span></text:p>
      <text:p text:style-name="P5"><text:span text:style-name="php"><text:s text:c="6"/>1 </text:span><text:span text:style-name="php"><text:span text:style-name="T3">=&gt;</text:span></text:span><text:span text:style-name="php"> string </text:span><text:span text:style-name="php"><text:span text:style-name="T1">'x2'</text:span></text:span><text:span text:style-name="php"> </text:span><text:span text:style-name="php"><text:span text:style-name="T2">(length=2)</text:span></text:span></text:p>
      <text:p text:style-name="P5"><text:span text:style-name="php"><text:s text:c="6"/>2 </text:span><text:span text:style-name="php"><text:span text:style-name="T3">=&gt;</text:span></text:span><text:span text:style-name="php"> string </text:span><text:span text:style-name="php"><text:span text:style-name="T1">'x3'</text:span></text:span><text:span text:style-name="php"> </text:span><text:span text:style-name="php"><text:span text:style-name="T2">(length=2)</text:span></text:span></text:p>
      <text:p text:style-name="P5"><text:span text:style-name="php"><text:s text:c="2"/>2 </text:span><text:span text:style-name="php"><text:span text:style-name="T3">=&gt;</text:span></text:span><text:span text:style-name="php"> </text:span></text:p>
      <text:p text:style-name="P5"><text:span text:style-name="php"><text:s text:c="4"/>array</text:span></text:p>
      <text:p text:style-name="P5"><text:span text:style-name="php"><text:s text:c="6"/>'key1' </text:span><text:span text:style-name="php"><text:span text:style-name="T3">=&gt;</text:span></text:span><text:span text:style-name="php"> string </text:span><text:span text:style-name="php"><text:span text:style-name="T1">'y1'</text:span></text:span><text:span text:style-name="php"> </text:span><text:span text:style-name="php"><text:span text:style-name="T2">(length=2)</text:span></text:span></text:p>
      <text:p text:style-name="P5"><text:span text:style-name="php"><text:s text:c="6"/>'key2' </text:span><text:span text:style-name="php"><text:span text:style-name="T3">=&gt;</text:span></text:span><text:span text:style-name="php"> string </text:span><text:span text:style-name="php"><text:span text:style-name="T1">'y2'</text:span></text:span><text:span text:style-name="php"> </text:span><text:span text:style-name="php"><text:span text:style-name="T2">(length=2)</text:span></text:span></text:p>
      <text:p text:style-name="P5"><text:span text:style-name="php"><text:s text:c="6"/>'key3' </text:span><text:span text:style-name="php"><text:span text:style-name="T3">=&gt;</text:span></text:span><text:span text:style-name="php"> string </text:span><text:span text:style-name="php"><text:span text:style-name="T1">'y3'</text:span></text:span><text:span text:style-name="php"> </text:span><text:span text:style-name="php"><text:span text:style-name="T2">(length=2)</text:span></text:span></text:p>
      <text:p text:style-name="P5"><text:span text:style-name="php"><text:s text:c="2"/>3 </text:span><text:span text:style-name="php"><text:span text:style-name="T3">=&gt;</text:span></text:span><text:span text:style-name="php"> </text:span></text:p>
      <text:p text:style-name="P5"><text:span text:style-name="php"><text:s text:c="4"/>object(</text:span><text:span text:style-name="php"><text:span text:style-name="T2">stdClass</text:span></text:span><text:span text:style-name="php">)[</text:span><text:span text:style-name="php"><text:span text:style-name="T2">1</text:span></text:span><text:span text:style-name="php">]</text:span></text:p>
      <text:p text:style-name="P5"><text:soft-page-break/><text:span text:style-name="php"><text:s text:c="6"/></text:span><text:span text:style-name="php"><text:span text:style-name="T2">public</text:span></text:span><text:span text:style-name="php"> 'key1' </text:span><text:span text:style-name="php"><text:span text:style-name="T3">=&gt;</text:span></text:span><text:span text:style-name="php"> string </text:span><text:span text:style-name="php"><text:span text:style-name="T1">'z1'</text:span></text:span><text:span text:style-name="php"> </text:span><text:span text:style-name="php"><text:span text:style-name="T2">(length=2)</text:span></text:span></text:p>
      <text:p text:style-name="P5"><text:span text:style-name="php"><text:s text:c="6"/></text:span><text:span text:style-name="php"><text:span text:style-name="T2">public</text:span></text:span><text:span text:style-name="php"> 'key2' </text:span><text:span text:style-name="php"><text:span text:style-name="T3">=&gt;</text:span></text:span><text:span text:style-name="php"> string </text:span><text:span text:style-name="php"><text:span text:style-name="T1">'z2'</text:span></text:span><text:span text:style-name="php"> </text:span><text:span text:style-name="php"><text:span text:style-name="T2">(length=2)</text:span></text:span></text:p>
      <text:p text:style-name="P4"><text:span text:style-name="php"><text:s text:c="6"/></text:span><text:span text:style-name="php"><text:span text:style-name="T2">public</text:span></text:span><text:span text:style-name="php"> 'key3' </text:span><text:span text:style-name="php"><text:span text:style-name="T3">=&gt;</text:span></text:span><text:span text:style-name="php"> string </text:span><text:span text:style-name="php"><text:span text:style-name="T1">'z3'</text:span></text:span><text:span text:style-name="php"> </text:span><text:span text:style-name="php"><text:span text:style-name="T2">(length=2)</text:span></text:span></text:p>
      <text:p text:style-name="P1"><text:span text:style-name="format">/</text:span> renvoie <text:span text:style-name="json">["value", ["x1", "x2", "x3"], {"key1" : "y1", "key2" : "y2", "key3" : "y3"}, {"key1" : "z1", "key2" : "z2", "key3" : "z3"}]</text:span></text:p>
      <text:p text:style-name="P1"><text:span text:style-name="json"/></text:p>
      <text:p text:style-name="P1"><text:span text:style-name="format">/0</text:span> renvoie <text:span text:style-name="json">"value"</text:span></text:p>
      <text:p text:style-name="P1"><text:span text:style-name="format">/1/0</text:span> renvoie <text:span text:style-name="json">"x1"</text:span></text:p>
      <text:p text:style-name="P1"><text:span text:style-name="format">/2/key2</text:span> renvoie <text:span text:style-name="json">"y2"</text:span></text:p>
      <text:p text:style-name="P1"><text:span text:style-name="format">/3.key3</text:span> renvoie <text:span text:style-name="json">"z3"</text:span></text:p>
      <text:p text:style-name="P1"><text:span text:style-name="json"/></text:p>
      <text:h text:style-name="Heading_20_1" text:outline-level="1">Spécifications :</text:h>
      <text:p text:style-name="Text_20_body"/>
      <text:p text:style-name="Standard">Regex de validation des expressions :</text:p>
      <text:p text:style-name="Standard"/>
      <text:p text:style-name="Standard">CONST = ^\\\.+$</text:p>
      <text:p text:style-name="Standard"/>
      <text:p text:style-name="Standard">Nombre de 0 à N : </text:p>
      <text:p text:style-name="Standard">NUM_KEY = 0|[1-9][0-9]*</text:p>
      <text:p text:style-name="Standard"/>
      <text:p text:style-name="Standard">Chaîne de caractère : </text:p>
      <text:p text:style-name="Standard">STRING = '.+'</text:p>
      <text:p text:style-name="Standard"/>
      <text:p text:style-name="Standard">Attribut :</text:p>
      <text:p text:style-name="Standard">VAR = [a-zA-Z_<text:span text:style-name="T2">\x7f-\xff</text:span> ][a-zA-Z0-9<text:span text:style-name="T2">\x7f-\xff</text:span> ]*</text:p>
      <text:p text:style-name="Standard"/>
      <text:p text:style-name="Standard">Chemin :</text:p>
      <text:p text:style-name="Standard">PATH = (/NUM_KEY|/STRING|\.VAR)*</text:p>
      <text:p text:style-name="Standard"/>
      <text:p text:style-name="Standard">Pattern :</text:p>
      <text:p text:style-name="Standard">PATTERN = #^\$NUM_KEY(PATH)$#</text:p>
      <text:p text:style-name="Standard"/>
      <text:p text:style-name="Standard"/>
      <text:p text:style-name="Standard">Format du fichier de transformation <text:s/>(synopsis) :</text:p>
      <text:p text:style-name="Standard"/>
      <text:p text:style-name="Standard">Fonction :</text:p>
      <text:p text:style-name="Standard">FUNCTION = VAR</text:p>
      <text:p text:style-name="Standard"/>
      <text:p text:style-name="Standard">Entrée :</text:p>
      <text:p text:style-name="Standard">ENTRY = FUNCTION<text:span text:style-name="T4">(</text:span>PATTERN|ENTRY|CONST[,PATTERN|ENTRY|CONST]<text:span text:style-name="T4">)</text:span><text:span text:style-name="T5">|PATTERN|CONST</text:span></text:p>
      <text:p text:style-name="Standard"/>
      <text:p text:style-name="P1">Ligne :</text:p>
      <text:p text:style-name="P1">LINE = ENTRY &gt;&gt; PATTERN</text:p>
      <text:p text:style-name="P1"/>
      <text:p text:style-name="P1">Fichier :</text:p>
      <text:p text:style-name="P1">FILE = LINE[\nLINE..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Arial Unicode MS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hp" style:family="text">
      <style:text-properties style:font-name="Courier New" fo:font-size="10pt" fo:language="zxx" fo:country="none" fo:font-weight="bold" fo:background-color="#ccffff" style:font-name-asian="Arial Unicode MS" style:font-size-asian="10pt" style:language-asian="zxx" style:country-asian="none" style:font-name-complex="Courier New" style:font-size-complex="10pt" style:language-complex="zxx" style:country-complex="none"/>
    </style:style>
    <style:style style:name="json" style:family="text">
      <style:text-properties fo:language="zxx" fo:country="none" fo:font-weight="bold" fo:background-color="#ffff99" style:language-asian="zxx" style:country-asian="none" style:language-complex="zxx" style:country-complex="none"/>
    </style:style>
    <style:style style:name="format" style:family="text">
      <style:text-properties fo:language="zxx" fo:country="none" fo:font-weight="bold" fo:background-color="#ffcc99" style:language-asian="zxx" style:country-asian="none" style:font-weight-asian="bold" style:language-complex="zxx" style:country-complex="non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2M28S</meta:editing-duration>
    <meta:editing-cycles>25</meta:editing-cycles>
    <meta:generator>LibreOffice/3.4$Win32 LibreOffice_project/340m1$Build-203</meta:generator>
    <dc:date>2011-11-13T13:55:59.70</dc:date>
    <meta:document-statistic meta:table-count="0" meta:image-count="0" meta:object-count="0" meta:page-count="3" meta:paragraph-count="104" meta:word-count="411" meta:character-count="2790" meta:non-whitespace-character-count="2390"/>
    <meta:user-defined meta:name="Info 1"/>
    <meta:user-defined meta:name="Info 2"/>
    <meta:user-defined meta:name="Info 3"/>
    <meta:user-defined meta:name="Info 4"/>
  </office:meta>
</office:document-meta>
</file>